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ff58f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  <style:text-properties officeooo:paragraph-rsid="001fa1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3be"/>
    </style:style>
    <style:style style:name="T3" style:family="text">
      <style:text-properties officeooo:rsid="001ff58f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nexo II</text:h>
      <text:h text:style-name="P6" text:outline-level="2">Lista Consolidada de Associados </text:h>
      <text:h text:style-name="P6" text:outline-level="2">do Laboratório Brasileiro de Cultura Digital</text:h>
      <text:p text:style-name="P2"/>
      <text:list xml:id="list10548314552" text:style-name="L1">
        <text:list-item>
          <text:p text:style-name="P4"><text:span text:style-name="T1">Rodrigo Tarchiani Savazoni</text:span>, brasileiro, casado, jornalista, maior, portador da cédula de identidade no 25.106.810-9/SSP-SP e CPF 223.625.668-03, residente e domiciliad<text:span text:style-name="T3">o</text:span> na cidade de <text:span text:style-name="T2">Santos/SP à Av Epitácio Pessoa, 674 apto 33 - Ponta da Praia – CEP 11030-602;</text:span></text:p>
        </text:list-item>
        <text:list-item>
          <text:p text:style-name="P3"><text:span text:style-name="T1">Pedro</text:span><text:span text:style-name="T1"> </text:span><text:span text:style-name="T1">Cobbett</text:span><text:span text:style-name="T1"> </text:span><text:span text:style-name="T1">Stael</text:span><text:span text:style-name="T1"> </text:span><text:span text:style-name="T1">Markun</text:span>, brasileiro, solteiro, hacker, maior, portador da cédula de identidade no 5.513.644-3/SSP-SC e CPF no 049.031.699-95, residente e domiciliado na cidade de São Paulo - SP à Av. São Luis, 268 - Republica - CEP 01046-000;</text:p>
        </text:list-item>
        <text:list-item>
          <text:p text:style-name="P3"><text:span text:style-name="T1">Daniela</text:span><text:span text:style-name="T1"> </text:span><text:span text:style-name="T1">Bezerra</text:span><text:span text:style-name="T1"> </text:span><text:span text:style-name="T1">da</text:span><text:span text:style-name="T1"> </text:span><text:span text:style-name="T1">Silva</text:span>, brasileira, solteira, jornalista, maior, portadora da cédula de identidade no 35.912.238-3/SSP-SP e CPF no 358.180.908-76, residente e domiciliada na cidade de São Paulo-SP, à rua São Florêncio, 1345 - Penha - CEP 03733-020;</text:p>
        </text:list-item>
        <text:list-item>
          <text:p text:style-name="P3"><text:span text:style-name="T1">Felipe</text:span><text:span text:style-name="T1"> </text:span><text:span text:style-name="T1">Meyer</text:span><text:span text:style-name="T1"> </text:span><text:span text:style-name="T1">de</text:span><text:span text:style-name="T1"> </text:span><text:span text:style-name="T1">Souza</text:span>, brasileiro, casado, professor, maior, portador da cédula de identidade no. 3.913.317/SSP-SC e CPF no. 004155149-40, residente e domiciliado na cidade de Florianópolis-SC, à Rua Fulvio Aducci, 616, apto. 2B - Estreito - CEP 88075-000</text:p>
        </text:list-item>
        <text:list-item>
          <text:p text:style-name="P3"><text:span text:style-name="T1">Carlos</text:span><text:span text:style-name="T1"> </text:span><text:span text:style-name="T1">Tabaosa</text:span><text:span text:style-name="T1"> </text:span><text:span text:style-name="T1">Saragga</text:span><text:span text:style-name="T1"> </text:span><text:span text:style-name="T1">Seabra</text:span>, português, casado, editor, maior, portador da cédula de identidade no 12982474-4 SSP/SP, e CPF no 010.209.238-90, residente e domiciliado na cidade de São Paulo-SP, à rua Tupi, 326 - CEP 01233-000</text:p>
        </text:list-item>
        <text:list-item>
          <text:p text:style-name="P3"><text:span text:style-name="T1">Andre</text:span><text:span text:style-name="T1"> </text:span><text:span text:style-name="T1">Deak</text:span><text:span text:style-name="T1"> </text:span><text:span text:style-name="T1">Alonso</text:span>, brasileiro, casado, pós-jornalista, maior, portador da cédula de identidade no 28 873 241-8/SSP-SP e CPF no 265.777.298-67, residente e domiciliado na cidade de São Paulo-SP, rua Haddock Lobo 180 ap 161 - Cerqueira Cesar CEP 01414-000;</text:p>
        </text:list-item>
        <text:list-item>
          <text:p text:style-name="P4"><text:span text:style-name="T1">Lia Rangel Cortes</text:span>, brasileira, casada, jornalista, portadora da cédula de identidade no 6342142-1/SSP-PR e CPF 266.918.208-94 residente e domiciliada na cidade de <text:span text:style-name="T2">Santos/SP à Av Epitácio Pessoa, 674 apto 33 - Ponta da Praia – CEP 11030-602;</text:span></text:p>
        </text:list-item>
        <text:list-item>
          <text:p text:style-name="P3"><text:span text:style-name="T1">Luciana</text:span><text:span text:style-name="T1"> </text:span><text:span text:style-name="T1">Pereira</text:span><text:span text:style-name="T1"> </text:span><text:span text:style-name="T1">da</text:span><text:span text:style-name="T1"> </text:span><text:span text:style-name="T1">Costa</text:span><text:span text:style-name="T1"> </text:span><text:span text:style-name="T1">Scuarcialupi</text:span>, brasileira, casada, maior, profissão, portadora da cédula de identidade no 34308713-3 e CPF 223.582.548-60, residente e domiciliada na cidade de São Paulo-SP à rua Caraibas, 666 - Perdizes - CEP 050020-000;</text:p>
        </text:list-item>
        <text:list-item>
          <text:p text:style-name="P3"><text:span text:style-name="T1">Daniel</text:span><text:span text:style-name="T1"> </text:span><text:span text:style-name="T1">Taterka</text:span><text:span text:style-name="T1"> </text:span><text:span text:style-name="T1">Prado</text:span>, brasileiro, solteiro, editor de vídeo, portador da cédula de identidade no 20533758-2 SSP/SP e CPF 277.890.858-76 residente e domiciliado na cidade de São Paulo à rua Fradique Coutinho, 1170 - Vila Madalena CEP 05416-002;</text:p>
        </text:list-item>
        <text:list-item>
          <text:p text:style-name="P3"><text:span text:style-name="T1">Breno</text:span><text:span text:style-name="T1"> </text:span><text:span text:style-name="T1">Gimenez</text:span><text:span text:style-name="T1"> </text:span><text:span text:style-name="T1">de</text:span><text:span text:style-name="T1"> </text:span><text:span text:style-name="T1">Castro</text:span><text:span text:style-name="T1"> </text:span><text:span text:style-name="T1">Alves</text:span>, brasileiro, solteiro, jornalista, portador da cédula de identidade no 4355197-7 e CPF 004.155.149-95, residente e domiciliado na cidade de São Paulo à rua Margarita Castorino Alves de Proença, no 219 - Butantã;</text:p>
        </text:list-item>
        <text:list-item>
          <text:p text:style-name="P3"><text:span text:style-name="T1">Leonardo</text:span><text:span text:style-name="T1"> </text:span><text:span text:style-name="T1">Barbosa</text:span><text:span text:style-name="T1"> </text:span><text:span text:style-name="T1">Germani</text:span>, brasileiro, solteiro, empresário, maior, portador da célula de identidade no 27.548.313-7/SSP-SP e CPF no 293.300.318-21, residente e domiciliado <text:soft-page-break/>na cidade de Sâo Paulo-SP à rua Barão de Tatuí, 245 ap 51 - Vila Buarque - CEP 01226-030</text:p>
        </text:list-item>
        <text:list-item>
          <text:p text:style-name="P3"><text:span text:style-name="T1">Bruno</text:span><text:span text:style-name="T1"> </text:span><text:span text:style-name="T1">Magrani</text:span><text:span text:style-name="T1"> </text:span><text:span text:style-name="T1">de</text:span><text:span text:style-name="T1"> </text:span><text:span text:style-name="T1">Souza</text:span>, brasileiro, solteiro, divorciado, advogado, maior, portador da cédula de identidade no 117245563-9 e CPF 090.537.987-06, residente e domiciliado na cidade do Rio de Janeiro - RJ à rua Marques de Abrantes, 127 - Bairro do Flamengo - CEP 22230-060;</text:p>
        </text:list-item>
        <text:list-item>
          <text:p text:style-name="P3"><text:span text:style-name="T1">Pablo</text:span><text:span text:style-name="T1"> </text:span><text:span text:style-name="T1">Ortellado</text:span>, brasileiro, divorciado, professor, maior, portador da cédula de identidade no 9866185-1 e CPF 009.053.798-06, residente e domiciliado na cidade de São Paulo - SP à rua Lincoln Albuquerque, 33 ap 43, Perdizes - CEP 05004-10;</text:p>
        </text:list-item>
        <text:list-item>
          <text:p text:style-name="P3"><text:span text:style-name="T1">Thiago</text:span><text:span text:style-name="T1"> </text:span><text:span text:style-name="T1">Saldanha</text:span><text:span text:style-name="T1"> </text:span><text:span text:style-name="T1">Pereira</text:span>, brasileiro, solteiro, produtor, maior, portador da cédula de identidade no 20891471-3 DETRAN/RJ e CPF 119.176.677-28, residente e domiciliado na cidade de São Paulo à rua Bartira, 221 apt 71 - Perdizes - CEP 05009-000;</text:p>
        </text:list-item>
        <text:list-item>
          <text:p text:style-name="P3"><text:span text:style-name="T1">Aline</text:span><text:span text:style-name="T1"> </text:span><text:span text:style-name="T1">Chaves</text:span><text:span text:style-name="T1"> </text:span><text:span text:style-name="T1">Rabelo</text:span>, brasileira, solteira, produtora cultural, maior, portadora da cédula de identidade no 14720475 SSP/MG e CPF 080.161.746-47, residente e domiciliada na cidade de São Paulo à rua Bartira, 221 apt 71 - Perdizes - CEP 05009-000;</text:p>
        </text:list-item>
        <text:list-item>
          <text:p text:style-name="P3"><text:span text:style-name="T1">Liane</text:span><text:span text:style-name="T1"> </text:span><text:span text:style-name="T1">Gutmanis</text:span><text:span text:style-name="T1"> </text:span><text:span text:style-name="T1">de</text:span><text:span text:style-name="T1"> </text:span><text:span text:style-name="T1">Lira</text:span>, brasileira, solteira, advogada, maior, portadora da cédula de identidade no 29.001.930-8/SSP-SC e CPF no 223.348.058-90, residente e domiciliada na cidade de São Paulo-SP, à rua Joaquim Antunes, 577, apto. 142 - Pinheiros - CEP 05415-011</text:p>
        </text:list-item>
        <text:list-item>
          <text:p text:style-name="P3"><text:span text:style-name="T1">Priscilla</text:span><text:span text:style-name="T1"> </text:span><text:span text:style-name="T1">Cavalieri</text:span><text:span text:style-name="T1"> </text:span><text:span text:style-name="T1">Oliveira</text:span>, brasileira, solteira, jornalista, maior, portadora da cédula de identidade no 43.760.705-7/SSP-SP e CPF no 368.976.258/84, residente e domiciliada na cidade de São Paulo/SP à rua Rua Professor Henrique Neves Lefevre, 645 - Jardim Petrópolis - CEP 04637-001</text:p>
        </text:list-item>
        <text:list-item>
          <text:p text:style-name="P3"><text:span text:style-name="T1">Guilherme</text:span><text:span text:style-name="T1"> </text:span><text:span text:style-name="T1">Temudo</text:span><text:span text:style-name="T1"> </text:span><text:span text:style-name="T1">Cianfarani</text:span>, brasileiro, solteiro, poeta, maior, portador da cédula de identidade no 188653338/SSP-SP e CPF 296.504.818-93, residente e domiciliado na cidade de Santo André - SP à Rua das Figueiras, 2894 - CEP 09080-301</text:p>
        </text:list-item>
        <text:list-item>
          <text:p text:style-name="P3"><text:span text:style-name="T1">Bruno</text:span><text:span text:style-name="T1"> </text:span><text:span text:style-name="T1">Renatto</text:span><text:span text:style-name="T1"> </text:span><text:span text:style-name="T1">Sugobono</text:span><text:span text:style-name="T1"> </text:span><text:span text:style-name="T1">Neyra</text:span>, brasileiro, casado, hacker, maior, portador da cédula de identidade no 46.708.141-4/SSP-SP e CPF no 349.867.798-50, residente e domiciliado na cidade de Campinas-SP à rua Francisco Andreo Aledo, 255 - Casa 4 - CEP 13084-200</text:p>
        </text:list-item>
        <text:list-item>
          <text:p text:style-name="P3"><text:span text:style-name="T1">Júlio</text:span><text:span text:style-name="T1"> </text:span><text:span text:style-name="T1">Ricardo</text:span><text:span text:style-name="T1"> </text:span><text:span text:style-name="T1">Boaro</text:span><text:span text:style-name="T1"> </text:span><text:span text:style-name="T1">Costa</text:span>, brasileiro, solteiro, hacker, maior, portador da cédula de identidade no 29.088.603-X/SSP-SP e CPF no 176.952.228-01, residente e domiciliado na cidade de São Paulo/SP à Avenida Ipiranga, 200 - Bloco B Apartamento 2610 - República - CEP 01046-925</text:p>
        </text:list-item>
        <text:list-item>
          <text:p text:style-name="P3"><text:span text:style-name="T1">Tiago</text:span><text:span text:style-name="T1"> </text:span><text:span text:style-name="T1">Duarte</text:span><text:span text:style-name="T1"> </text:span><text:span text:style-name="T1">Cardieri</text:span>, brasileiro, solteiro, hacker, maior, portador da cédula de identidade no 43.929.554-30/SSP-SP e CPF no 230.107.558-30, residente e domiciliado na cidade de São Paulo/SP à Rua Wanderley, 637 - Perdizes - CEP 05011-00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="100%"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="100%" fo:margin-left="0.076cm" fo:margin-right="0.076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="100%" fo:margin-left="0.076cm" fo:margin-right="0.076cm" fo:margin-top="0cm" fo:margin-bottom="0cm" style:contextual-spacing="false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7T16:12:33</dc:date>
    <dc:creator>Pedro Markun</dc:creator>
    <meta:editing-duration>P0D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25" meta:word-count="830" meta:character-count="5371" meta:non-whitespace-character-count="4585"/>
  </office:meta>
</office:document-meta>
</file>